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07000001703A9461F6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051cm" draw:marker-end="Arrow" draw:marker-end-width="0.051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5.942cm" svg:x="0.248cm" svg:y="0.258cm">
          <draw:image xlink:href="Pictures/2000000200000207000001703A9461F6.eps" xlink:type="simple" xlink:show="embed" xlink:actuate="onLoad">
            <text:p/>
          </draw:image>
        </draw:frame>
        <draw:frame draw:style-name="gr2" draw:layer="layout" svg:width="0.434cm" svg:height="0.388cm" svg:x="1.927cm" svg:y="1.3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34cm" svg:height="0.388cm" svg:x="0.704cm" svg:y="3.2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96cm" svg:height="0.388cm" svg:x="1.946cm" svg:y="0.9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396cm" svg:height="0.388cm" svg:x="0.723cm" svg:y="3.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42cm" svg:height="0.388cm" svg:x="1.923cm" svg:y="1.68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42cm" svg:height="0.388cm" svg:x="0.7cm" svg:y="4.4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89cm" svg:height="0.444cm" svg:x="3.803cm" svg:y="0.7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89cm" svg:height="0.444cm" svg:x="0.707cm" svg:y="5.03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91cm" svg:height="0.444cm" svg:x="3.802cm" svg:y="1.4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59cm" svg:height="0.388cm" svg:x="6.457cm" svg:y="0.9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59cm" svg:height="0.388cm" svg:x="0.692cm" svg:y="5.63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479cm" svg:height="0.388cm" svg:x="6.447cm" svg:y="1.69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358cm" svg:height="0.308cm" svg:x="1.723cm" svg:y="2.6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3" draw:text-style-name="P1" draw:layer="layout" svg:x1="1.523cm" svg:y1="3.209cm" svg:x2="1.523cm" svg:y2="2.848cm">
          <text:p/>
        </draw:line>
        <draw:line draw:style-name="gr3" draw:text-style-name="P1" draw:layer="layout" svg:x1="2.22cm" svg:y1="3.197cm" svg:x2="2.22cm" svg:y2="2.836cm">
          <text:p/>
        </draw:line>
        <draw:line draw:style-name="gr4" draw:text-style-name="P1" draw:layer="layout" svg:x1="1.536cm" svg:y1="2.989cm" svg:x2="2.233cm" svg:y2="2.989cm">
          <text:p/>
        </draw:line>
        <draw:frame draw:style-name="gr5" draw:text-style-name="P2" draw:layer="layout" svg:width="0.79cm" svg:height="0.802cm" svg:x="2.974cm" svg:y="0.27cm">
          <draw:text-box>
            <text:p><text:span text:style-name="T1">آقا</text:span></text:p>
          </draw:text-box>
        </draw:frame>
        <draw:frame draw:style-name="gr5" draw:text-style-name="P2" draw:layer="layout" svg:width="1.057cm" svg:height="0.802cm" svg:x="4.98cm" svg:y="0.27cm">
          <draw:text-box>
            <text:p><text:span text:style-name="T1">غلا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20:20:47</dc:date>
    <dc:creator>kkk </dc:creator>
    <meta:editing-duration>PT14H1M1S</meta:editing-duration>
    <meta:editing-cycles>60</meta:editing-cycles>
    <meta:generator>LibreOffice/3.3$Linux LibreOffice_project/330m19$Build-401</meta:generator>
    <meta:document-statistic meta:object-count="19"/>
  </office:meta>
</office:document-meta>
</file>

<file path=Object 1/content.xml><?xml version="1.0" encoding="utf-8"?>
<math xmlns="http://www.w3.org/1998/Math/MathML">
  <semantics>
    <mi>C</mi>
    <annotation encoding="StarMath 5.0">C</annotation>
  </semantics>
</math>
</file>

<file path=Object 10/content.xml><?xml version="1.0" encoding="utf-8"?>
<math xmlns="http://www.w3.org/1998/Math/MathML">
  <semantics>
    <mi>Q</mi>
    <annotation encoding="StarMath 5.0">Q</annotation>
  </semantics>
</math>
</file>

<file path=Object 11/content.xml><?xml version="1.0" encoding="utf-8"?>
<math xmlns="http://www.w3.org/1998/Math/MathML">
  <semantics>
    <mi>Q</mi>
    <annotation encoding="StarMath 5.0">Q</annotation>
  </semantics>
</math>
</file>

<file path=Object 12/content.xml><?xml version="1.0" encoding="utf-8"?>
<math xmlns="http://www.w3.org/1998/Math/MathML">
  <semantics>
    <mover accent="true">
      <mi>Q</mi>
      <mo>¯</mo>
    </mover>
    <annotation encoding="StarMath 5.0">{overline{Q}}</annotation>
  </semantics>
</math>
</file>

<file path=Object 13/content.xml><?xml version="1.0" encoding="utf-8"?>
<math xmlns="http://www.w3.org/1998/Math/MathML">
  <semantics>
    <mi>T</mi>
    <annotation encoding="StarMath 5.0">T</annotation>
  </semantics>
</math>
</file>

<file path=Object 2/content.xml><?xml version="1.0" encoding="utf-8"?>
<math xmlns="http://www.w3.org/1998/Math/MathML">
  <semantics>
    <mi>C</mi>
    <annotation encoding="StarMath 5.0">C</annotation>
  </semantics>
</math>
</file>

<file path=Object 3/content.xml><?xml version="1.0" encoding="utf-8"?>
<math xmlns="http://www.w3.org/1998/Math/MathML">
  <semantics>
    <mi>S</mi>
    <annotation encoding="StarMath 5.0">S</annotation>
  </semantics>
</math>
</file>

<file path=Object 4/content.xml><?xml version="1.0" encoding="utf-8"?>
<math xmlns="http://www.w3.org/1998/Math/MathML">
  <semantics>
    <mi>S</mi>
    <annotation encoding="StarMath 5.0">S</annotation>
  </semantics>
</math>
</file>

<file path=Object 5/content.xml><?xml version="1.0" encoding="utf-8"?>
<math xmlns="http://www.w3.org/1998/Math/MathML">
  <semantics>
    <mi>R</mi>
    <annotation encoding="StarMath 5.0">R</annotation>
  </semantics>
</math>
</file>

<file path=Object 6/content.xml><?xml version="1.0" encoding="utf-8"?>
<math xmlns="http://www.w3.org/1998/Math/MathML">
  <semantics>
    <mi>R</mi>
    <annotation encoding="StarMath 5.0">R</annotation>
  </semantics>
</math>
</file>

<file path=Object 7/content.xml><?xml version="1.0" encoding="utf-8"?>
<math xmlns="http://www.w3.org/1998/Math/MathML">
  <semantics>
    <msub>
      <mi>Q</mi>
      <mi>a</mi>
    </msub>
    <annotation encoding="StarMath 5.0">Q_a</annotation>
  </semantics>
</math>
</file>

<file path=Object 8/content.xml><?xml version="1.0" encoding="utf-8"?>
<math xmlns="http://www.w3.org/1998/Math/MathML">
  <semantics>
    <msub>
      <mi>Q</mi>
      <mi>a</mi>
    </msub>
    <annotation encoding="StarMath 5.0">Q_a</annotation>
  </semantics>
</math>
</file>

<file path=Object 9/content.xml><?xml version="1.0" encoding="utf-8"?>
<math xmlns="http://www.w3.org/1998/Math/MathML">
  <semantics>
    <msub>
      <mover accent="true">
        <mi>Q</mi>
        <mo>¯</mo>
      </mover>
      <mi>a</mi>
    </msub>
    <annotation encoding="StarMath 5.0">{overline{Q}}_a</annotation>
  </semantics>
</math>
</file>